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D10C9B59F002B2EC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fo:margin-left="0.5208in" table:align="left" style:writing-mode="lr-tb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Heading_20_2">
      <style:text-properties fo:font-style="normal" style:font-style-asian="normal" style:font-style-complex="normal"/>
    </style:style>
    <style:style style:name="P6" style:family="paragraph" style:parent-style-name="Heading_20_2">
      <style:text-properties fo:font-style="normal" officeooo:paragraph-rsid="002a5c10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a5c10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68da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2d68d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a5c10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officeooo:rsid="002d68da" style:text-blinking="false" fo:background-color="transparent" loext:char-shading-value="0" style:font-style-asian="italic" style:font-style-complex="italic"/>
    </style:style>
    <style:style style:name="T12" style:family="text">
      <style:text-properties officeooo:rsid="002a5c1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5c10" style:font-weight-asian="bold" style:font-weight-complex="bold"/>
    </style:style>
    <style:style style:name="T15" style:family="text">
      <style:text-properties officeooo:rsid="002d68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3">1: </text:span><text:span text:style-name="T14">З</text:span><text:span text:style-name="T13">аплесневелые булочки:</text:span> <text:span text:style-name="T3">Еда</text:span>, <text:span text:style-name="T15">И</text:span>сцеляет 5 <text:span text:style-name="T12">очков здоровья (ОЗ)</text:span>, но на вкус просто ужасны</text:p>
          </table:table-cell>
        </table:table-row>
        <table:table-row>
          <table:table-cell table:style-name="Table1.A2" office:value-type="string">
            <text:p text:style-name="P3"><text:span text:style-name="T13">2: Левитация</text:span>: <text:span text:style-name="T3">Заклинание</text:span>, <text:span text:style-name="T15">З</text:span>ачаровать цель, чтобы она могла подняться до 2 метров в высоту на <text:span text:style-name="T13">D4</text:span> раундов</text:p>
          </table:table-cell>
        </table:table-row>
        <table:table-row>
          <table:table-cell table:style-name="Table1.A1" office:value-type="string">
            <text:p text:style-name="P3"><text:span text:style-name="T13">3: Идентифицировать</text:span>: <text:span text:style-name="T3">Заклинание</text:span>, Дать видимой цели бонус +3 на любой бросок ИНТ. Чтобы сотворить это заклинание, не нужна попытка</text:p>
          </table:table-cell>
        </table:table-row>
        <table:table-row>
          <table:table-cell table:style-name="Table1.A2" office:value-type="string">
            <text:p text:style-name="P3"><text:span text:style-name="T13">4: 10 Волшебных стрел:</text:span> <text:span text:style-name="T3">Предмет</text:span>, <text:span text:style-name="T15">Н</text:span>аносят <text:span text:style-name="T3">магическ</text:span><text:span text:style-name="T4">ое</text:span><text:span text:style-name="T3"> у</text:span><text:span text:style-name="T4">силие</text:span> выстрелом из лука, можно подобрать, ломаются при критическом провале</text:p>
          </table:table-cell>
        </table:table-row>
        <table:table-row>
          <table:table-cell table:style-name="Table1.A1" office:value-type="string">
            <text:p text:style-name="P3"><text:span text:style-name="T13">5: Быстрая закуска:</text:span> <text:span text:style-name="T3">Еда</text:span>, <text:span text:style-name="T15">П</text:span>осле того, как закончил движение, можешь переместиться ещё раз</text:p>
          </table:table-cell>
        </table:table-row>
        <table:table-row>
          <table:table-cell table:style-name="Table1.A2" office:value-type="string">
            <text:p text:style-name="P3"><text:span text:style-name="T8">6: Жвала пауков</text:span><text:span text:style-name="T6">: </text:span><text:span text:style-name="T10">Еда</text:span><text:span text:style-name="T6">, </text:span><text:span text:style-name="T7">В</text:span><text:span text:style-name="T6">осстанови </text:span><text:span text:style-name="T8">2D6</text:span><text:span text:style-name="T6"> ОЗ.</text:span><text:span text:style-name="T5"> </text:span><text:span text:style-name="T6">Хорошо, конечно, но ты вообще-то ешь жуков</text:span></text:p>
          </table:table-cell>
        </table:table-row>
        <table:table-row>
          <table:table-cell table:style-name="Table1.A1" office:value-type="string">
            <text:p text:style-name="P3"><text:span text:style-name="T13">7: Угощение на кончиках пальцев</text:span>: <text:span text:style-name="T3">Еда</text:span>, <text:span text:style-name="T15">И</text:span>сцелить всех находящихся вплотную союзников на <text:span text:style-name="T13">D8</text:span></text:p>
          </table:table-cell>
        </table:table-row>
        <table:table-row>
          <table:table-cell table:style-name="Table1.A2" office:value-type="string">
            <text:p text:style-name="P3"><text:span text:style-name="T8">8: Доспех веры</text:span><text:span text:style-name="T6">: </text:span><text:span text:style-name="T10">Сила</text:span><text:span text:style-name="T6">, Цель в пределах видимости получает +3 к </text:span><text:span text:style-name="T7">броне</text:span><text:span text:style-name="T6"> на 1 </text:span><text:span text:style-name="T7">раунд</text:span></text:p>
          </table:table-cell>
        </table:table-row>
        <table:table-row>
          <table:table-cell table:style-name="Table1.A1" office:value-type="string">
            <text:p text:style-name="P3"><text:span text:style-name="T13">9: Серебряный меч</text:span>: <text:span text:style-name="T3">Оружие</text:span>, +1 <text:span text:style-name="T15">у</text:span>силие оружием, свойства серебра</text:p>
          </table:table-cell>
        </table:table-row>
        <table:table-row>
          <table:table-cell table:style-name="Table1.A2" office:value-type="string">
            <text:p text:style-name="P3"><text:span text:style-name="T8">10: Шипованная сеть</text:span><text:span text:style-name="T6">: </text:span><text:span text:style-name="T10">Оружие</text:span><text:span text:style-name="T6">, </text:span><text:span text:style-name="T7">М</text:span><text:span text:style-name="T6">ожно набросить на врага. Чтобы высвободиться, нужно пройти проверку СИЛ. Пока не освободишься: можешь перемещаться только </text:span><text:span text:style-name="T11">близко</text:span><text:span text:style-name="T6"> и все проверки </text:span><text:span text:style-name="T11">сложные</text:span></text:p>
          </table:table-cell>
        </table:table-row>
        <table:table-row>
          <table:table-cell table:style-name="Table1.A1" office:value-type="string">
            <text:p text:style-name="P3"><text:span text:style-name="T8">11: Набор для отвода глаз</text:span><text:span text:style-name="T6">: </text:span><text:span text:style-name="T10">Предмет</text:span><text:span text:style-name="T6">. Когда пытаешься обмануть незнакомца, все твои попытки и проверки становятся </text:span><text:span text:style-name="T11">простыми</text:span><text:span text:style-name="T6">, а усилия - </text:span><text:span text:style-name="T11">п</text:span><text:span text:style-name="T10">редельными</text:span></text:p>
          </table:table-cell>
        </table:table-row>
        <table:table-row>
          <table:table-cell table:style-name="Table1.A2" office:value-type="string">
            <text:p text:style-name="P3"><text:span text:style-name="T13">12: Мифриловый жилет</text:span>: <text:span text:style-name="T3">Броня</text:span>, <text:span text:style-name="T15">П</text:span>оглощает 2 урона от всех типов оружия</text:p>
          </table:table-cell>
        </table:table-row>
        <table:table-row>
          <table:table-cell table:style-name="Table1.A1" office:value-type="string">
            <text:p text:style-name="P3"><text:span text:style-name="T13">13:</text:span> <text:span text:style-name="T13">Амулет</text:span> <text:span text:style-name="T13">бессмертия</text:span>: <text:span text:style-name="T3">Предмет</text:span>, <text:span text:style-name="T15">Б</text:span>росай <text:span text:style-name="T13">D8</text:span>, когда умираешь</text:p>
          </table:table-cell>
        </table:table-row>
        <table:table-row>
          <table:table-cell table:style-name="Table1.A2" office:value-type="string">
            <text:p text:style-name="P3"><text:span text:style-name="T13">14: Сердце</text:span> <text:span text:style-name="T13">Ирадрума</text:span>: <text:span text:style-name="T3">Еда</text:span>, Если в течение 24 часов после поглощения твоё здоровье опустится до 0 - немедленно восстанови его до 1</text:p>
          </table:table-cell>
        </table:table-row>
        <table:table-row>
          <table:table-cell table:style-name="Table1.A1" office:value-type="string">
            <text:p text:style-name="P3"><text:span text:style-name="T13">15:</text:span> <text:span text:style-name="T13">Вспыльчивый</text:span> <text:span text:style-name="T13">бекон</text:span>: <text:span text:style-name="T3">Еда</text:span>, Исцели <text:span text:style-name="T13">3D12</text:span> ОЗ</text:p>
          </table:table-cell>
        </table:table-row>
        <table:table-row>
          <table:table-cell table:style-name="Table1.A2" office:value-type="string">
            <text:p text:style-name="P3"><text:span text:style-name="T13">16: Плавательные</text:span> <text:span text:style-name="T13">сапоги</text:span>: <text:span text:style-name="T3">Броня</text:span>, +1 брони, <text:span text:style-name="T15">у</text:span>двой связанные с плаванием <text:span text:style-name="T3">усилия</text:span> и дальность</text:p>
          </table:table-cell>
        </table:table-row>
        <table:table-row>
          <table:table-cell table:style-name="Table1.A1" office:value-type="string">
            <text:p text:style-name="P3"><text:span text:style-name="T13">17:</text:span> <text:span text:style-name="T13">Красная</text:span> <text:span text:style-name="T13">Рыба</text:span>: <text:span text:style-name="T3">Еда</text:span>, Восстанови все ОЗ, а также останься невредимым после следующей атаки</text:p>
          </table:table-cell>
        </table:table-row>
        <table:table-row>
          <table:table-cell table:style-name="Table1.A2" office:value-type="string">
            <text:p text:style-name="P3"><text:span text:style-name="T8">18:</text:span><text:span text:style-name="T6"> </text:span><text:span text:style-name="T8">Плащ</text:span><text:span text:style-name="T6"> </text:span><text:span text:style-name="T9">те</text:span><text:span text:style-name="T8">ней</text:span><text:span text:style-name="T6">: </text:span><text:span text:style-name="T10">Броня</text:span><text:span text:style-name="T6">, +1 брони, </text:span><text:span text:style-name="T11">п</text:span><text:span text:style-name="T10">роверки</text:span><text:span text:style-name="T6">, связанные с прокрадыванием, становятся простыми</text:span></text:p>
          </table:table-cell>
        </table:table-row>
        <table:table-row>
          <table:table-cell table:style-name="Table1.A1" office:value-type="string">
            <text:p text:style-name="P3"><text:span text:style-name="T13">19: Щит</text:span> <text:span text:style-name="T13">льва</text:span>: <text:span text:style-name="T3">Броня</text:span>, +2 Брони, союзники <text:span text:style-name="T4">б</text:span><text:span text:style-name="T3">лизко</text:span> также получают +2 к броне</text:p>
          </table:table-cell>
        </table:table-row>
        <table:table-row>
          <table:table-cell table:style-name="Table1.A2" office:value-type="string">
            <text:p text:style-name="P3"><text:span text:style-name="T13">20:</text:span> <text:span text:style-name="T13">Демонический</text:span> <text:span text:style-name="T13">шлем</text:span>: <text:span text:style-name="T3">Броня</text:span>, +1 брони, +3 ХАР при запугивании</text:p>
          </table:table-cell>
        </table:table-row>
        <table:table-row>
          <table:table-cell table:style-name="Table1.A1" office:value-type="string">
            <text:p text:style-name="P3"><text:span text:style-name="T13">21:</text:span> <text:span text:style-name="T13">Целительное</text:span> <text:span text:style-name="T13">прикосновение</text:span>: <text:span text:style-name="T3">Сила</text:span>, Прикоснись к союзнику, чтобы исцелить на <text:span text:style-name="T3">магическое усилие</text:span></text:p>
          </table:table-cell>
        </table:table-row>
        <table:table-row>
          <table:table-cell table:style-name="Table1.A2" office:value-type="string">
            <text:p text:style-name="P3"><text:span text:style-name="T8">22: Целительная</text:span><text:span text:style-name="T6"> </text:span><text:span text:style-name="T8">вспышка</text:span><text:span text:style-name="T6">:</text:span><text:span text:style-name="T5"> </text:span><text:span text:style-name="T10">Сила</text:span><text:span text:style-name="T6">, Исцели всех союзников, находящихся </text:span><text:span text:style-name="T10">близко</text:span><text:span text:style-name="T6">, на двойное </text:span><text:span text:style-name="T10">магическое усилие</text:span></text:p>
          </table:table-cell>
        </table:table-row>
        <table:table-row>
          <table:table-cell table:style-name="Table1.A1" office:value-type="string">
            <text:p text:style-name="P3"><text:span text:style-name="T13">23:</text:span> <text:span text:style-name="T13">Виноградная</text:span> <text:span text:style-name="T13">лоза</text:span>: <text:span text:style-name="T3">Сила</text:span>, Когда двигаешься, тащи <text:span text:style-name="T3">близкого</text:span> монстра или союзника за собой. Встречная проверка СИЛ, чтобы сопротивляться</text:p>
          </table:table-cell>
        </table:table-row>
        <table:table-row>
          <table:table-cell table:style-name="Table1.A2" office:value-type="string">
            <text:p text:style-name="P3"><text:span text:style-name="T13">24:</text:span> <text:span text:style-name="T13">Молния</text:span>: <text:span text:style-name="T3">Заклинание</text:span>, Сожги 1-12 ОЗ, добавь это значение к <text:span text:style-name="T3">магическому усилию,</text:span> двойное <text:span text:style-name="T3">усилие</text:span> против одетых в металл</text:p>
          </table:table-cell>
        </table:table-row>
        <table:table-row>
          <table:table-cell table:style-name="Table1.A1" office:value-type="string">
            <text:p text:style-name="P3"><text:span text:style-name="T13">25:</text:span> <text:span text:style-name="T13">Ледяной</text:span> <text:span text:style-name="T13">взрыв</text:span>: <text:span text:style-name="T3">Заклинание</text:span>, Наносит магическое усилие и обездвиживает цель на 1 раунд</text:p>
          </table:table-cell>
        </table:table-row>
        <table:table-row>
          <table:table-cell table:style-name="Table1.A2" office:value-type="string">
            <text:p text:style-name="P3"><text:span text:style-name="T8">26:</text:span><text:span text:style-name="T6"> </text:span><text:span text:style-name="T8">Чародейская</text:span><text:span text:style-name="T6"> </text:span><text:span text:style-name="T8">бомба</text:span><text:span text:style-name="T6">: </text:span><text:span text:style-name="T10">Заклинание</text:span><text:span text:style-name="T6">, Создать светящийся шар. Через </text:span><text:span text:style-name="T8">D4</text:span><text:span text:style-name="T6"> раундов он взорвётся, нанеся </text:span><text:span text:style-name="T8">4D12</text:span><text:span text:style-name="T6"> урона </text:span><text:span text:style-name="T10">близко</text:span></text:p>
          </table:table-cell>
        </table:table-row>
        <table:table-row>
          <table:table-cell table:style-name="Table1.A1" office:value-type="string">
            <text:p text:style-name="P3"><text:span text:style-name="T13">27: Зазубренный</text:span> <text:span text:style-name="T13">боевой</text:span> <text:span text:style-name="T13">топор</text:span>: <text:span text:style-name="T3">Оружие</text:span>, -2 к попыткам, но наносит <text:span text:style-name="T3">предельное усилие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8" draw:display-name="28" xlink:href="Pictures/10000201000004FB00000673D10C9B59F002B2EC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fo:font-style="normal" officeooo:paragraph-rsid="002a5c10" style:font-style-asian="normal" style:font-style-complex="normal"/>
    </style:style>
    <style:style style:name="M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3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a5c1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8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D10C9B59F002B2EC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<draw:frame draw:style-name="Mfr1" draw:name="Image6" text:anchor-type="paragraph" svg:x="0.0047in" svg:y="0.7311in" svg:width="8.4398in" svg:height="0.5374in" draw:z-index="0"><draw:image xlink:href="Pictures/1000020100000573000000597E1144B829BBA52C.png" xlink:type="simple" xlink:show="embed" xlink:actuate="onLoad" loext:mime-type="image/png"/></draw:frame><text:span text:style-name="MT1"><text:s text:c="4"/>Т</text:span><text:span text:style-name="MT2">АБЛИЦА ТРОФЕЕВ</text:span></text:h>
      </style:header>
      <loext:header-first>
        <text:p text:style-name="MP2"/>
        <text:h text:style-name="MP3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АБЛИЦА ТРОФЕЕ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3:17:49.243677254</dc:date>
    <meta:editing-duration>PT45M59S</meta:editing-duration>
    <meta:editing-cycles>10</meta:editing-cycles>
    <meta:generator>LibreOffice/6.1.0.3$Linux_X86_64 LibreOffice_project/10$Build-3</meta:generator>
    <meta:document-statistic meta:table-count="1" meta:image-count="2" meta:object-count="0" meta:page-count="1" meta:paragraph-count="29" meta:word-count="393" meta:character-count="2638" meta:non-whitespace-character-count="2265"/>
  </office:meta>
</office:document-meta>
</file>